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5.066cm"/>
    </style:style>
    <style:style style:name="gr3" style:family="graphic" style:parent-style-name="Objecto_20_sem_20_preenchimento_20_nem_20_linha">
      <style:graphic-properties draw:textarea-horizontal-align="center" draw:textarea-vertical-align="middle" draw:ole-draw-aspect="1"/>
    </style:style>
    <style:style style:name="pr1" style:family="presentation" style:parent-style-name="Master1-Layout1-title-Title-Slide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Master1-Layout1-title-Title-Slide-subtitle" style:list-style-name="L5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Master1-Layout1-title-Title-Slide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Master1-Layout1-title-Title-Slide-notes">
      <style:graphic-properties draw:fill-color="#ffffff" fo:min-height="13.364cm"/>
    </style:style>
    <style:style style:name="pr5" style:family="presentation" style:parent-style-name="Padrã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Padrão-subtitle" style:list-style-name="L3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Padrão-notes">
      <style:graphic-properties draw:fill-color="#ffffff" draw:auto-grow-height="true" fo:min-height="13.364cm"/>
    </style:style>
    <style:style style:name="pr8" style:family="presentation" style:parent-style-name="Padrão-title">
      <style:graphic-properties fo:min-height="3.506cm"/>
    </style:style>
    <style:style style:name="pr9" style:family="presentation" style:parent-style-name="Padrão-subtitle">
      <style:graphic-properties draw:fill-color="#ffffff" fo:min-height="12.179cm"/>
    </style:style>
    <style:style style:name="pr10" style:family="presentation" style:parent-style-name="Padrão-title">
      <style:graphic-properties draw:auto-grow-height="true" fo:min-height="3.506cm"/>
    </style:style>
    <style:style style:name="pr11" style:family="presentation" style:parent-style-name="Padrão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2" style:family="presentation" style:parent-style-name="Padrão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3" style:family="presentation" style:parent-style-name="Padrão-outline1">
      <style:graphic-properties fo:min-height="11.929cm"/>
    </style:style>
    <style:style style:name="pr14" style:family="presentation" style:parent-style-name="Padrão-notes">
      <style:graphic-properties draw:fill-color="#ffffff" fo:min-height="13.364cm"/>
    </style:style>
    <style:style style:name="pr15" style:family="presentation" style:parent-style-name="Padrão-backgroundobjects" style:list-style-name="L1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co1" style:family="table-column">
      <style:table-column-properties style:column-width="3.855cm" style:use-optimal-column-width="false"/>
    </style:style>
    <style:style style:name="co2" style:family="table-column">
      <style:table-column-properties style:column-width="3.87cm" style:use-optimal-column-width="false"/>
    </style:style>
    <style:style style:name="ro1" style:family="table-row">
      <style:table-row-properties style:row-height="1.299cm"/>
    </style:style>
    <style:style style:name="ro2" style:family="table-row">
      <style:table-row-properties style:row-height="1.304cm"/>
    </style:style>
    <style:style style:name="ce1" style:family="table-cell">
      <style:graphic-properties style:repeat="repeat"/>
      <style:paragraph-properties fo:text-align="start" style:text-autospace="none"/>
      <style:text-properties fo:font-family="F15" style:font-family-generic="swiss" fo:font-size="13pt" style:font-family-asian="F15" style:font-family-generic-asian="swiss" style:font-size-asian="13pt" style:font-family-complex="F15" style:font-family-generic-complex="swiss" style:font-size-complex="13pt"/>
    </style:style>
    <style:style style:name="ce2" style:family="table-cell">
      <style:graphic-properties style:repeat="repeat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top="0cm" fo:margin-bottom="0cm" fo:text-align="center" style:punctuation-wrap="hanging" style:writing-mode="lr-tb" style:font-independent-line-spacing="true"/>
      <style:text-properties fo:font-size="17pt"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7pt" style:font-size-asian="14pt" style:font-size-complex="14pt" fo:hyphenate="false"/>
    </style:style>
    <style:style style:name="P6" style:family="paragraph">
      <style:text-properties fo:font-size="28.1000003814697pt"/>
    </style:style>
    <style:style style:name="P7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.96cm" fo:margin-right="0cm" fo:margin-top="0.176cm" fo:margin-bottom="0cm" fo:line-height="90%" fo:text-align="start" fo:text-indent="-0.953cm" style:punctuation-wrap="hanging" style:writing-mode="lr-tb">
        <style:tab-stops>
          <style:tab-stop style:position="-0.597cm"/>
        </style:tab-stops>
      </style:paragraph-properties>
    </style:style>
    <style:style style:name="P10" style:family="paragraph">
      <style:paragraph-properties fo:margin-left="1.323cm" fo:margin-right="0cm" fo:margin-top="0.176cm" fo:margin-bottom="0cm" fo:line-height="90%" fo:text-align="start" fo:text-indent="-0.953cm" style:punctuation-wrap="hanging" style:writing-mode="lr-tb">
        <style:tab-stops/>
      </style:paragraph-properties>
    </style:style>
    <style:style style:name="P11" style:family="paragraph">
      <style:paragraph-properties fo:margin-left="0.953cm" fo:margin-right="0cm" fo:margin-top="0.353cm" fo:margin-bottom="0cm" fo:line-height="90%" fo:text-align="start" fo:text-indent="-0.953cm" style:punctuation-wrap="hanging" style:writing-mode="lr-tb">
        <style:tab-stops/>
      </style:paragraph-properties>
    </style:style>
    <style:style style:name="P1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13" style:family="paragraph">
      <style:paragraph-properties fo:margin-left="1.323cm" fo:margin-right="0cm" fo:margin-top="0.176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fo:font-size="32pt" style:font-size-asian="32pt" style:font-size-complex="32pt"/>
    </style:style>
    <style:style style:name="P14" style:family="paragraph">
      <style:text-properties fo:font-size="20pt"/>
    </style:style>
    <style:style style:name="P15" style:family="paragraph">
      <style:paragraph-properties fo:text-align="start"/>
    </style:style>
    <style:style style:name="P16" style:family="paragraph">
      <style:paragraph-properties fo:text-align="start" style:text-autospace="none"/>
    </style:style>
    <style:style style:name="P17" style:family="paragraph">
      <style:paragraph-properties fo:text-align="start"/>
      <style:text-properties fo:font-size="32pt" style:font-size-asian="32pt" style:font-size-complex="32pt"/>
    </style:style>
    <style:style style:name="P18" style:family="paragraph">
      <style:paragraph-properties fo:text-align="center"/>
    </style:style>
    <style:style style:name="T1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style:text-line-through-style="none" fo:font-family="Calibri" fo:font-size="18pt" fo:letter-spacing="normal" fo:font-style="normal" style:text-underline-style="none" fo:font-weight="normal" style:letter-kerning="true" style:font-family-asian="'Arial Bold'" style:font-size-asian="18pt" style:font-style-asian="normal" style:font-weight-asian="normal" style:font-family-complex="'Arial Bold'" style:font-size-complex="18pt" style:font-style-complex="normal" style:font-weight-complex="normal"/>
    </style:style>
    <style:style style:name="T4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000000" style:text-line-through-style="none" style:text-position="0% 100%" fo:font-family="'Liberation Sans'" style:font-family-generic="roman" style:font-pitch="variable" fo:font-size="26pt" fo:letter-spacing="normal" fo:language="pt" fo:country="PT" fo:font-style="italic" style:text-underline-style="none" fo:font-weight="normal" style:text-underline-mode="continuous" style:text-overline-mode="continuous" style:text-line-through-mode="continuous" style:letter-kerning="true" style:font-size-asian="26pt" style:font-style-asian="italic" style:font-weight-asian="normal" style:font-size-complex="26pt" style:font-style-complex="italic" style:font-weight-complex="normal"/>
    </style:style>
    <style:style style:name="T7" style:family="text">
      <style:text-properties fo:color="#000000" style:text-line-through-style="none" style:text-position="0% 100%" fo:font-family="'Liberation Sans'" style:font-family-generic="roman" style:font-pitch="variable" fo:font-size="26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8" style:family="text">
      <style:text-properties fo:color="#000000" style:text-line-through-style="none" style:text-position="0% 100%" fo:font-family="Calibri" fo:font-size="32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use-window-font-color="true" fo:font-family="F15" style:font-family-generic="swiss" fo:font-size="13pt" style:letter-kerning="true" style:font-family-asian="F15" style:font-family-generic-asian="swiss" style:font-size-asian="13pt" style:font-family-complex="F15" style:font-family-generic-complex="swiss" style:font-size-complex="13pt"/>
    </style:style>
    <style:style style:name="T12" style:family="text">
      <style:text-properties fo:color="#000000" fo:font-family="F15" style:font-family-generic="swiss" fo:font-size="13pt" style:letter-kerning="true" style:font-family-asian="F15" style:font-family-generic-asian="swiss" style:font-size-asian="13pt" style:font-family-complex="F15" style:font-family-generic-complex="swiss" style:font-size-complex="13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000000" style:text-line-through-style="none" fo:font-family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1-title-Title-Slide" presentation:presentation-page-layout-name="AL1T33">
        <office:forms form:automatic-focus="false" form:apply-design-mode="false"/>
        <draw:frame draw:name="Title 15" presentation:style-name="pr1" draw:text-style-name="P2" draw:layer="layout" svg:width="22.949cm" svg:height="3.857cm" svg:x="2.051cm" svg:y="3.5cm" presentation:class="title" presentation:user-transformed="true">
          <draw:text-box>
            <text:p text:style-name="P1"><text:span text:style-name="T1">Análise e processamento distribuído de redes de grande dimensão</text:span></text:p>
          </draw:text-box>
        </draw:frame>
        <draw:frame draw:name="Subtitle 16" presentation:style-name="pr2" draw:text-style-name="P3" draw:layer="layout" svg:width="18.899cm" svg:height="4.599cm" svg:x="4.101cm" svg:y="10.901cm">
          <draw:text-box>
            <text:p text:style-name="P1"><text:span text:style-name="T1">Projecto e Seminário – LEIC</text:span></text:p>
            <text:p text:style-name="P1"><text:span text:style-name="T1"/></text:p>
          </draw:text-box>
        </draw:frame>
        <draw:frame draw:name="Date Placeholder 12" presentation:style-name="pr3" draw:text-style-name="P5" draw:layer="layout" svg:width="9.6cm" svg:height="0.591cm" svg:x="0cm" svg:y="18.037cm">
          <draw:text-box>
            <text:p text:style-name="P4"><text:span text:style-name="T2">André Mota – </text:span><text:span text:style-name="T3">38237</text:span></text:p>
            <text:p text:style-name="P4"><text:span text:style-name="T2">Aguinaldo Pontes – 38872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" draw:style-name="dp3" draw:master-page-name="Padrão" presentation:presentation-page-layout-name="AL2T0">
        <office:forms form:automatic-focus="false" form:apply-design-mode="false"/>
        <draw:frame draw:name="Title 1" presentation:style-name="pr5" draw:text-style-name="P8" draw:layer="layout" svg:width="25.199cm" svg:height="3.506cm" svg:x="1.4cm" svg:y="0.837cm" presentation:class="title">
          <draw:text-box>
            <text:p text:style-name="P7"><text:span text:style-name="T4">Algoritmos</text:span></text:p>
          </draw:text-box>
        </draw:frame>
        <draw:frame draw:name="Subtitle 2" presentation:style-name="pr6" draw:text-style-name="P13" draw:layer="layout" svg:width="25.199cm" svg:height="12.179cm" svg:x="1.4cm" svg:y="4.914cm" presentation:class="subtitle" presentation:user-transformed="true">
          <draw:text-box>
            <text:list text:style-name="L3">
              <text:list-header>
                <text:p text:style-name="P9"><text:span text:style-name="T5">Algoritmos implementados:</text:span></text:p>
                <text:list>
                  <text:list-item>
                    <text:p text:style-name="P10"><text:span text:style-name="T6">Betweenness Centrality</text:span></text:p>
                  </text:list-item>
                  <text:list-item>
                    <text:p text:style-name="P10"><text:span text:style-name="T6">k</text:span><text:span text:style-name="T7">-Core </text:span><text:span text:style-name="T6">decomposition</text:span></text:p>
                  </text:list-item>
                  <text:list-item>
                    <text:p text:style-name="P10"><text:span text:style-name="T7">PageRank</text:span></text:p>
                  </text:list-item>
                  <text:list-item>
                    <text:p text:style-name="P10"><text:span text:style-name="T7">Heat-kernel</text:span></text:p>
                  </text:list-item>
                  <text:list-item>
                    <text:p text:style-name="P10"><text:span text:style-name="T7">Louvain </text:span><text:span text:style-name="T6">method</text:span></text:p>
                  </text:list-item>
                  <text:list-item>
                    <text:p text:style-name="P10"><text:span text:style-name="T6">Layered Label Propagation</text:span></text:p>
                  </text:list-item>
                </text:list>
                <text:p text:style-name="P11"><text:span text:style-name="T8"/></text:p>
              </text:list-header>
            </text:list>
            <text:p text:style-name="P12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Padrão" presentation:presentation-page-layout-name="AL2T0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Algoritmos</text:p>
          </draw:text-box>
        </draw:frame>
        <draw:frame presentation:style-name="pr9" draw:text-style-name="P15" draw:layer="layout" svg:width="25.199cm" svg:height="12.661cm" svg:x="1.4cm" svg:y="4.673cm" presentation:class="subtitle" presentation:user-transformed="true">
          <draw:text-box>
            <text:list text:style-name="L1">
              <text:list-item>
                <text:p text:style-name="P15">Permitem conseguir informação sobre os nós</text:p>
                <text:p text:style-name="P15"/>
                <text:p text:style-name="P15"/>
              </text:list-item>
              <text:list-item>
                <text:p text:style-name="P15">Rank, importância numa rede e partições a que pertence (<text:span text:style-name="T9">clustering</text:span><text:span text:style-name="T10">)</text:span></text:p>
                <text:p text:style-name="P15"/>
              </text:list-item>
              <text:list-item>
                <text:p text:style-name="P15">Possível utilizar para conseguir informação sobre redes sociais</text:p>
                <text:p text:style-name="P15"/>
                <text:p text:style-name="P15"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0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Testes</text:p>
          </draw:text-box>
        </draw:frame>
        <draw:frame presentation:style-name="pr9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5">Testes feitos sobre a plataforma Apache Giraph</text:p>
                <text:p text:style-name="P15"/>
              </text:list-item>
              <text:list-item>
                <text:p text:style-name="P15">Usadas redes sintéticas e redes reais tiradas do Twitter</text:p>
                <text:p text:style-name="P15"/>
              </text:list-item>
              <text:list-item>
                <text:p text:style-name="P15">Comparações entre os algorítmos de clustering implementados com outras implementações </text:p>
                <text:p text:style-name="P1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estes</text:p>
          </draw:text-box>
        </draw:frame>
        <draw:frame draw:style-name="standard" draw:layer="layout" svg:width="26.999cm" svg:height="6.499cm" svg:x="0.5cm" svg:y="4cm" presentation:class="table" presentation:user-transformed="true">
          <table:table table:template-name="gray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11"/></text:p>
                <text:p text:style-name="P16"><text:span text:style-name="T11">Algoritmo</text:span></text:p>
              </table:table-cell>
              <table:table-cell>
                <text:p text:style-name="P16"><text:span text:style-name="T11">250k</text:span></text:p>
                <text:p text:style-name="P16"><text:span text:style-name="T11"/></text:p>
              </table:table-cell>
              <table:table-cell>
                <text:p text:style-name="P16"><text:span text:style-name="T11">500k</text:span></text:p>
              </table:table-cell>
              <table:table-cell>
                <text:p text:style-name="P16"><text:span text:style-name="T11">750k</text:span></text:p>
              </table:table-cell>
              <table:table-cell>
                <text:p text:style-name="P16"><text:span text:style-name="T11">1000k</text:span></text:p>
              </table:table-cell>
              <table:table-cell>
                <text:p text:style-name="P16"><text:span text:style-name="T11">Twitter - 1</text:span></text:p>
              </table:table-cell>
              <table:table-cell>
                <text:p text:style-name="P16"><text:span text:style-name="T11">Twitter - 2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11">Louvain Distribuído</text:span></text:p>
              </table:table-cell>
              <table:table-cell>
                <text:p text:style-name="P16"><text:span text:style-name="T11">334,4s</text:span></text:p>
              </table:table-cell>
              <table:table-cell>
                <text:p text:style-name="P16"><text:span text:style-name="T11">589,2s</text:span></text:p>
              </table:table-cell>
              <table:table-cell table:style-name="ce2">
                <text:p text:style-name="P16"><text:span text:style-name="T11">663s</text:span></text:p>
              </table:table-cell>
              <table:table-cell>
                <text:p text:style-name="P16"><text:span text:style-name="T11">811s</text:span></text:p>
              </table:table-cell>
              <table:table-cell>
                <text:p text:style-name="P16"><text:span text:style-name="T11">754s</text:span></text:p>
              </table:table-cell>
              <table:table-cell>
                <text:p text:style-name="P16"><text:span text:style-name="T11">1737,2s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11">Louvain Original</text:span></text:p>
              </table:table-cell>
              <table:table-cell>
                <text:p text:style-name="P16"><text:span text:style-name="T11">6s</text:span></text:p>
              </table:table-cell>
              <table:table-cell>
                <text:p text:style-name="P16"><text:span text:style-name="T11">20,4s </text:span></text:p>
              </table:table-cell>
              <table:table-cell table:style-name="ce2">
                <text:p text:style-name="P16"><text:span text:style-name="T12"><text:s/></text:span><text:span text:style-name="T12">41,6s</text:span></text:p>
              </table:table-cell>
              <table:table-cell>
                <text:p text:style-name="P16"><text:span text:style-name="T12">66,6s</text:span></text:p>
              </table:table-cell>
              <table:table-cell>
                <text:p text:style-name="P16"><text:span text:style-name="T12"><text:s/></text:span><text:span text:style-name="T12">28s</text:span></text:p>
              </table:table-cell>
              <table:table-cell>
                <text:p text:style-name="P16"><text:span text:style-name="T11">126,3s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11">LLP Distribuído</text:span></text:p>
              </table:table-cell>
              <table:table-cell>
                <text:p text:style-name="P16"><text:span text:style-name="T11">842s</text:span></text:p>
              </table:table-cell>
              <table:table-cell>
                <text:p text:style-name="P16"><text:span text:style-name="T11">1531s</text:span></text:p>
              </table:table-cell>
              <table:table-cell table:style-name="ce2">
                <text:p text:style-name="P16"><text:span text:style-name="T12"><text:s/></text:span><text:span text:style-name="T12">2372s</text:span></text:p>
              </table:table-cell>
              <table:table-cell>
                <text:p text:style-name="P16"><text:span text:style-name="T12">3566s</text:span></text:p>
              </table:table-cell>
              <table:table-cell>
                <text:p text:style-name="P16"><text:span text:style-name="T12"><text:s/></text:span><text:span text:style-name="T12">1651s</text:span></text:p>
              </table:table-cell>
              <table:table-cell>
                <text:p text:style-name="P16"><text:span text:style-name="T11">1336s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11">LLP Paralelo</text:span></text:p>
              </table:table-cell>
              <table:table-cell>
                <text:p text:style-name="P16"><text:span text:style-name="T11">24s</text:span></text:p>
              </table:table-cell>
              <table:table-cell>
                <text:p text:style-name="P16"><text:span text:style-name="T11">59s</text:span></text:p>
              </table:table-cell>
              <table:table-cell table:style-name="ce2">
                <text:p text:style-name="P16"><text:span text:style-name="T11">116s</text:span></text:p>
              </table:table-cell>
              <table:table-cell>
                <text:p text:style-name="P16"><text:span text:style-name="T11">187s</text:span></text:p>
              </table:table-cell>
              <table:table-cell>
                <text:p text:style-name="P16"><text:span text:style-name="T11">14s</text:span></text:p>
              </table:table-cell>
              <table:table-cell>
                <text:p text:style-name="P16"><text:span text:style-name="T11">36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Date Placeholder 12" presentation:style-name="pr11" draw:text-style-name="P5" draw:layer="layout" svg:width="14.5cm" svg:height="0.591cm" svg:x="0.5cm" svg:y="10.5cm">
          <draw:text-box>
            <text:p text:style-name="P4"><text:span text:style-name="T2">Tabela 1: Comparação entre algoritmos</text:span></text:p>
          </draw:text-box>
        </draw:frame>
        <draw:frame draw:style-name="gr2" draw:text-style-name="P17" draw:layer="layout" svg:width="26.002cm" svg:height="5.316cm" svg:x="0.998cm" svg:y="11.684cm">
          <draw:text-box>
            <text:list text:style-name="L1">
              <text:list-item>
                <text:p text:style-name="P17"><text:span text:style-name="T13">Tempos de execução piores em comparação com versões não distribuídas</text:span></text:p>
                <text:p text:style-name="P17"><text:span text:style-name="T13"/></text:p>
              </text:list-item>
              <text:list-item>
                <text:p text:style-name="P17"><text:span text:style-name="T13">Permite dados de maior dimensã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Testes</text:p>
          </draw:text-box>
        </draw:frame>
        <draw:frame draw:style-name="gr3" draw:text-style-name="P18" draw:layer="layout" svg:width="18.5cm" svg:height="14.5cm" svg:x="1cm" svg:y="4.5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name="Date Placeholder 12" presentation:style-name="pr12" draw:text-style-name="P5" draw:layer="layout" svg:width="14.5cm" svg:height="0.591cm" svg:x="1.5cm" svg:y="18.909cm">
          <draw:text-box>
            <text:p text:style-name="P4"><text:span text:style-name="T2">Figura 1: Escalabilidade do Louvain </text:span><text:span text:style-name="T14">Method</text:span></text:p>
          </draw:text-box>
        </draw:frame>
        <draw:frame presentation:style-name="pr13" draw:layer="layout" svg:width="11.6cm" svg:height="12.179cm" svg:x="16.5cm" svg:y="5.321cm" presentation:class="outline" presentation:user-transformed="true">
          <draw:text-box>
            <text:list text:style-name="L4">
              <text:list-item>
                <text:p>Apresenta escalabilidade com o número de máquinas</text:p>
                <text:p/>
              </text:list-item>
              <text:list-item>
                <text:p>Existe um número ide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Testes</text:p>
          </draw:text-box>
        </draw:frame>
        <draw:frame draw:style-name="gr3" draw:text-style-name="P18" draw:layer="layout" svg:width="23.5cm" svg:height="13.5cm" svg:x="2.5cm" svg:y="3.5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name="Date Placeholder 12" presentation:style-name="pr15" draw:text-style-name="P5" draw:layer="layout" svg:width="14.5cm" svg:height="0.591cm" svg:x="4.5cm" svg:y="16.909cm">
          <draw:text-box>
            <text:p text:style-name="P4"><text:span text:style-name="T2">Figura 1: Escalabilidade do Layered Label Propaga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3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nclusão</text:p>
          </draw:text-box>
        </draw:frame>
        <draw:frame presentation:style-name="pr13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Uniformiza o desenvolvimento de código para o Apache Hama e Giraph</text:p>
                <text:p/>
              </text:list-item>
              <text:list-item>
                <text:p>Algoritmos já existentes permitem uma análise de redes de grande dimensão</text:p>
                <text:p/>
              </text:list-item>
              <text:list-item>
                <text:p>Possível dificuldade em implementação de novos módulos não ligados ao Hado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o_20_sem_20_preenchimento_20_nem_20_linha" style:display-name="Objec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Master1-Layout1-title-Title-Slide-background" style:family="presentation">
      <style:graphic-properties draw:stroke="none" draw:fill="none" draw:fill-color="#ffffff" draw:fill-image-width="0cm" draw:fill-image-height="0cm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9cm" fo:text-indent="0cm"/>
      <style:text-properties style:use-window-font-color="true" style:text-outline="false" style:text-line-through-style="none" fo:font-family="Arial" style:font-family-generic="roman" style:font-pitch="variable" fo:font-size="35.299999237060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cm" fo:margin-bottom="0.33cm" fo:text-indent="0cm"/>
      <style:text-properties fo:font-size="26.3999996185303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.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none" draw:fill-color="#ffffff" draw:fill-image-width="0cm" draw:fill-image-height="0cm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9cm" fo:text-indent="0cm"/>
      <style:text-properties style:use-window-font-color="true" style:text-outline="false" style:text-line-through-style="none" fo:font-family="Arial" style:font-family-generic="roman" style:font-pitch="variable" fo:font-size="35.299999237060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cm" fo:margin-bottom="0.44cm" fo:text-indent="0cm"/>
      <style:text-properties fo:font-size="30.8999996185303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cm" fo:margin-bottom="0.33cm" fo:text-indent="0cm"/>
      <style:text-properties fo:font-size="26.3999996185303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.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 draw:fill-color="#ffffff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ção-background" style:family="presentation">
      <style:graphic-properties draw:stroke="none" draw:fill="none" draw:fill-color="#ffffff" draw:fill-image-width="0cm" draw:fill-image-height="0cm"/>
      <style:text-properties style:letter-kerning="true"/>
    </style:style>
    <style:style style:name="Predefini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ç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ção-outline1" style:family="presentation">
      <style:graphic-properties draw:stroke="none" draw:fill="none">
        <text:list-style style:name="Predefini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ção-outline2" style:family="presentation" style:parent-style-name="Predefini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ção-outline3" style:family="presentation" style:parent-style-name="Predefini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ção-outline4" style:family="presentation" style:parent-style-name="Predefini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ção-outline5" style:family="presentation" style:parent-style-name="Predefini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ção-outline6" style:family="presentation" style:parent-style-name="Predefini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ção-outline7" style:family="presentation" style:parent-style-name="Predefini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ção-outline8" style:family="presentation" style:parent-style-name="Predefini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ção-outline9" style:family="presentation" style:parent-style-name="Predefini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ção-subtitle" style:family="presentation">
      <style:graphic-properties draw:stroke="none" draw:fill="none" draw:textarea-vertical-align="middle">
        <text:list-style style:name="Predefini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ção-title" style:family="presentation">
      <style:graphic-properties draw:stroke="none" draw:fill="none" draw:textarea-vertical-align="middle">
        <text:list-style style:name="Predefini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backgroundobjects">
      <style:graphic-properties draw:stroke="none" draw:fill="none" draw:fill-color="#ffffff" draw:auto-grow-height="false" fo:min-height="1.119cm"/>
    </style:style>
    <style:style style:name="Mpr9" style:family="presentation" style:parent-style-name="Master1-Layout1-title-Title-Slid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fill-color="#ffffff" draw:auto-grow-height="false" fo:min-height="1.119cm"/>
    </style:style>
    <style:style style:name="Mpr16" style:family="presentation" style:parent-style-name="Master1-Layout2-obj-Title-and-Content-backgroundobjects">
      <style:graphic-properties draw:stroke="none" draw:fill="none" draw:fill-color="#ffffff" draw:auto-grow-height="false" fo:min-height="1.485cm"/>
    </style:style>
    <style:style style:name="Mpr17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19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20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9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'Calibri Light'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898989" style:text-line-through-style="none" style:text-position="0% 100%" fo:font-family="Calibri" fo:font-size="12pt" fo:letter-spacing="normal" fo:language="pt" fo:country="PT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'Calibri Light'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4" draw:text-style-name="MP5" draw:layer="backgroundobjects" svg:width="21cm" svg:height="7.311cm" svg:x="3.499cm" svg:y="3.437cm" presentation:class="title">
        <draw:text-box>
          <text:p text:style-name="MP4"><text:span text:style-name="MT2">Click to edit Master title style</text:span></text:p>
        </draw:text-box>
      </draw:frame>
      <draw:frame draw:name="Subtitle 2" presentation:style-name="Mpr5" draw:text-style-name="MP5" draw:layer="backgroundobjects" svg:width="21cm" svg:height="5.07cm" svg:x="3.499cm" svg:y="11.03cm" presentation:class="subtitle">
        <draw:text-box>
          <text:p text:style-name="MP6"><text:span text:style-name="MT3">Click to edit Master subtitle style</text:span></text:p>
        </draw:text-box>
      </draw:frame>
      <draw:frame draw:name="Date Placeholder 3" presentation:style-name="Mpr6" draw:text-style-name="MP5" draw:layer="backgroundobjects" svg:width="6.3cm" svg:height="1.118cm" svg:x="1.924cm" svg:y="19.464cm" presentation:class="date-time">
        <draw:text-box>
          <text:p text:style-name="MP7"><text:span text:style-name="MT4"><text:date style:data-style-name="D1" text:date-value="2014-08-25">25-08-2014</text:date></text:span></text:p>
        </draw:text-box>
      </draw:frame>
      <draw:frame draw:name="Footer Placeholder 4" presentation:style-name="Mpr7" draw:text-style-name="MP5" draw:layer="backgroundobjects" svg:width="9.45cm" svg:height="1.118cm" svg:x="9.274cm" svg:y="19.464cm" presentation:class="footer">
        <draw:text-box>
          <text:p/>
        </draw:text-box>
      </draw:frame>
      <draw:frame presentation:style-name="Mpr8" draw:text-style-name="MP2" draw:layer="backgroundobjects" svg:width="6.3cm" svg:height="1.118cm" svg:x="20.2cm" svg:y="19.5cm" presentation:class="page-number">
        <draw:text-box>
          <text:p text:style-name="MP2"><text:span text:style-name="MT1"><text:page-number>&lt;número&gt;</text:page-number></text:span></text:p>
        </draw:text-box>
      </draw:frame>
      <draw:frame presentation:style-name="Master1-Layout1-title-Title-Slide-outline1" draw:layer="backgroundobjects" svg:width="25.199cm" svg:height="12.18cm" svg:x="1.399cm" svg:y="4.913cm" presentation:class="outline" presentation:placeholder="true">
        <draw:text-box/>
      </draw:frame>
      <presentation:notes style:page-layout-name="PM2">
        <draw:page-thumbnail presentation:style-name="Master1-Layout1-title-Title-Slide-title" draw:layer="backgroundobjects" svg:width="0.001cm" svg:height="0.001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1" draw:text-style-name="MP5" draw:layer="backgroundobjects" svg:width="24.15cm" svg:height="4.059cm" svg:x="1.924cm" svg:y="1.117cm" presentation:class="title">
        <draw:text-box>
          <text:p text:style-name="MP8"><text:span text:style-name="MT5">Click to edit Master title style</text:span></text:p>
        </draw:text-box>
      </draw:frame>
      <draw:frame draw:name="Content Placeholder 2" presentation:style-name="Mpr12" draw:text-style-name="MP5" draw:layer="backgroundobjects" svg:width="24.15cm" svg:height="13.324cm" svg:x="1.924cm" svg:y="5.59cm" presentation:class="title">
        <draw:text-box>
          <text:list text:style-name="ML4">
            <text:list-item>
              <text:p text:style-name="MP9"><text:span text:style-name="MT6">Click to edit Master text styles</text:span><text:span text:style-name="MT6"><text:line-break/></text:span><text:span text:style-name="MT3">Second level</text:span><text:span text:style-name="MT3"><text:line-break/></text:span><text:span text:style-name="MT7">Third level</text:span><text:span text:style-name="MT7"><text:line-break/></text:span><text:span text:style-name="MT8">Fourth level</text:span><text:span text:style-name="MT8"><text:line-break/></text:span><text:span text:style-name="MT8">Fifth level</text:span></text:p>
            </text:list-item>
          </text:list>
        </draw:text-box>
      </draw:frame>
      <draw:frame draw:name="Date Placeholder 3" presentation:style-name="Mpr13" draw:text-style-name="MP5" draw:layer="backgroundobjects" svg:width="6.3cm" svg:height="1.118cm" svg:x="1.924cm" svg:y="19.464cm" presentation:class="date-time">
        <draw:text-box>
          <text:p text:style-name="MP7"><text:span text:style-name="MT4"><text:date style:data-style-name="D1" text:date-value="2014-08-25">25-08-2014</text:date></text:span></text:p>
        </draw:text-box>
      </draw:frame>
      <draw:frame draw:name="Footer Placeholder 4" presentation:style-name="Mpr14" draw:text-style-name="MP5" draw:layer="backgroundobjects" svg:width="9.45cm" svg:height="1.118cm" svg:x="9.274cm" svg:y="19.464cm" presentation:class="footer">
        <draw:text-box>
          <text:p/>
        </draw:text-box>
      </draw:frame>
      <draw:frame presentation:style-name="Mpr15" draw:text-style-name="MP2" draw:layer="backgroundobjects" svg:width="6.3cm" svg:height="1.118cm" svg:x="20.2cm" svg:y="19.382cm" presentation:class="page-number">
        <draw:text-box>
          <text:p text:style-name="MP2"><text:span text:style-name="MT1"><text:page-number>&lt;número&gt;</text:page-number></text:span></text:p>
        </draw:text-box>
      </draw:frame>
      <draw:frame presentation:style-name="Master1-Layout2-obj-Title-and-Content-outline1" draw:layer="backgroundobjects" svg:width="25.199cm" svg:height="12.18cm" svg:x="1.399cm" svg:y="4.913cm" presentation:class="outline" presentation:placeholder="true">
        <draw:text-box/>
      </draw:frame>
      <presentation:notes style:page-layout-name="PM2">
        <draw:page-thumbnail presentation:style-name="Master1-Layout2-obj-Title-and-Content-title" draw:layer="backgroundobjects" svg:width="0.001cm" svg:height="0.001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8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finição" style:page-layout-name="PM1" draw:style-name="Mdp1">
      <draw:frame presentation:style-name="Predefinição-title" draw:layer="backgroundobjects" svg:width="25.199cm" svg:height="3.506cm" svg:x="1.4cm" svg:y="0.837cm" presentation:class="title" presentation:placeholder="true">
        <draw:text-box/>
      </draw:frame>
      <draw:frame presentation:style-name="Predefinição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page-thumbnail presentation:style-name="Predefinição-title" draw:layer="backgroundobjects" svg:width="14.848cm" svg:height="11.136cm" svg:x="3.075cm" svg:y="2.257cm" presentation:class="page"/>
        <draw:frame presentation:style-name="Predefinição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9M8S</meta:editing-duration>
    <meta:editing-cycles>62</meta:editing-cycles>
    <meta:generator>OpenOffice/4.0.1$Win32 OpenOffice.org_project/401m5$Build-9714</meta:generator>
    <dc:date>2014-08-25T17:41:27.32</dc:date>
    <dc:creator>Aguinaldo Pontes</dc:creator>
    <meta:document-statistic meta:object-count="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501cm" svg:height="14.501cm" xlink:href="." xlink:type="simple" chart:class="chart:scatter" chart:style-name="ch1">
        <chart:legend chart:legend-position="end" svg:x="16.019cm" svg:y="6.938cm" style:legend-expansion="high" chart:style-name="ch2"/>
        <chart:plot-area chart:style-name="ch3" chart:data-source-has-labels="both" svg:x="1.408cm" svg:y="1.295cm" svg:width="13.871cm" svg:height="11.908cm">
          <chartooo:coordinate-region svg:x="2.4cm" svg:y="1.508cm" svg:width="12.786cm" svg:height="11.022cm"/>
          <chart:axis chart:dimension="x" chart:name="primary-x" chart:style-name="ch4" chartooo:axis-type="auto">
            <chart:title svg:x="7.108cm" svg:y="13.494cm" chart:style-name="ch5">
              <text:p>Nº de máquinas</text:p>
            </chart:title>
            <chart:categories table:cell-range-address="local-table.$B$1:.$I$1"/>
          </chart:axis>
          <chart:axis chart:dimension="y" chart:name="primary-y" chart:style-name="ch4">
            <chart:title svg:x="0.451cm" svg:y="8.06cm" chart:style-name="ch6">
              <text:p>Tempo (s)</text:p>
            </chart:title>
            <chart:grid chart:style-name="ch7" chart:class="major"/>
          </chart:axis>
          <chart:series chart:style-name="ch8" chart:values-cell-range-address="local-table.$B$3:.$I$3" chart:label-cell-address="local-table.$A$3" chart:class="chart:scatter">
            <chart:domain table:cell-range-address="local-table.$B$2:.$I$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ouvain</text:p>
              </table:table-cell>
              <table:table-cell office:value-type="float" office:value="946">
                <text:p>946</text:p>
              </table:table-cell>
              <table:table-cell office:value-type="float" office:value="1140.8">
                <text:p>1140.8</text:p>
              </table:table-cell>
              <table:table-cell office:value-type="float" office:value="596.2">
                <text:p>596.2</text:p>
              </table:table-cell>
              <table:table-cell office:value-type="float" office:value="400.8">
                <text:p>400.8</text:p>
              </table:table-cell>
              <table:table-cell office:value-type="float" office:value="389">
                <text:p>389</text:p>
              </table:table-cell>
              <table:table-cell office:value-type="float" office:value="431.6">
                <text:p>431.6</text:p>
              </table:table-cell>
              <table:table-cell office:value-type="float" office:value="497.4">
                <text:p>497.4</text:p>
              </table:table-cell>
              <table:table-cell office:value-type="float" office:value="559.2">
                <text:p>559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501cm" svg:height="13.501cm" xlink:href="." xlink:type="simple" chart:class="chart:scatter" chart:style-name="ch1">
        <chart:legend chart:legend-position="end" svg:x="21.548cm" svg:y="6.438cm" style:legend-expansion="high" chart:style-name="ch2"/>
        <chart:plot-area chart:style-name="ch3" chart:data-source-has-labels="both" svg:x="1.508cm" svg:y="1.215cm" svg:width="19.1cm" svg:height="11.008cm">
          <chartooo:coordinate-region svg:x="2.5cm" svg:y="1.427cm" svg:width="18.014cm" svg:height="10.123cm"/>
          <chart:axis chart:dimension="x" chart:name="primary-x" chart:style-name="ch4" chartooo:axis-type="auto">
            <chart:title svg:x="9.823cm" svg:y="12.494cm" chart:style-name="ch5">
              <text:p>Nº de máquinas</text:p>
            </chart:title>
            <chart:categories table:cell-range-address="local-table.$B$1:.$I$1"/>
          </chart:axis>
          <chart:axis chart:dimension="y" chart:name="primary-y" chart:style-name="ch4">
            <chart:title svg:x="0.451cm" svg:y="7.53cm" chart:style-name="ch6">
              <text:p>Tempo (s)</text:p>
            </chart:title>
            <chart:grid chart:style-name="ch7" chart:class="major"/>
          </chart:axis>
          <chart:series chart:style-name="ch8" chart:values-cell-range-address="local-table.$B$3:.$I$3" chart:label-cell-address="local-table.$A$3" chart:class="chart:scatter">
            <chart:domain table:cell-range-address="local-table.$B$2:.$I$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LP</text:p>
              </table:table-cell>
              <table:table-cell office:value-type="float" office:value="3168">
                <text:p>3168</text:p>
              </table:table-cell>
              <table:table-cell office:value-type="float" office:value="5989">
                <text:p>5989</text:p>
              </table:table-cell>
              <table:table-cell office:value-type="float" office:value="2026">
                <text:p>2026</text:p>
              </table:table-cell>
              <table:table-cell office:value-type="float" office:value="1575">
                <text:p>1575</text:p>
              </table:table-cell>
              <table:table-cell office:value-type="float" office:value="1664">
                <text:p>1664</text:p>
              </table:table-cell>
              <table:table-cell office:value-type="float" office:value="1336">
                <text:p>1336</text:p>
              </table:table-cell>
              <table:table-cell office:value-type="float" office:value="1532">
                <text:p>1532</text:p>
              </table:table-cell>
              <table:table-cell office:value-type="float" office:value="1531">
                <text:p>15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